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5.712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7.7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4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2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2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0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0.367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6.524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5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5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7" draw:id="id4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2.75cm" svg:y1="52.702cm" svg:x2="62.7cm" svg:y2="57.3cm" draw:start-shape="id51" draw:start-glue-point="2" draw:end-shape="id48" draw:end-glue-point="5" svg:d="M62750 52702l-50 4598" svg:viewBox="0 0 51 45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6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3" draw:start-glue-point="1" draw:end-shape="id47" draw:end-glue-point="5" svg:d="M40600 38850l2798-950" svg:viewBox="0 0 2799 951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8cm" svg:y2="45.698cm" draw:start-shape="id54" draw:start-glue-point="0" draw:end-shape="id47" draw:end-glue-point="4" svg:d="M49050 47800l-652-2102" svg:viewBox="0 0 653 2103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7" draw:start-glue-point="4" draw:end-shape="id48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6" draw:end-shape="id58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61.1cm" svg:y="51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9cm" svg:y="51.2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1cm" svg:y="51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3.3cm" svg:y="52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2.1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2.1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3.3cm" svg:y="51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1.8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1.8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3.3cm" svg:y="52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2.4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2.4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1.1cm" svg:y="51.2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6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1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1.3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1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1.6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2.3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2.3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1.398cm" svg:x2="39.117cm" svg:y2="79.675cm" draw:start-shape="id87" draw:start-glue-point="0" svg:d="M39150 81398l-33-1723" svg:viewBox="0 0 34 17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2cm" svg:y1="77.799cm" svg:x2="19.2cm" svg:y2="72.55cm" draw:start-shape="id88" draw:start-glue-point="1" draw:end-shape="id36" draw:end-glue-point="6" svg:d="M14200 77799l5000-5249" svg:viewBox="0 0 5001 525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358cm" svg:x="6cm" svg:y="7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57cm" svg:x="7.988cm" svg:y="74.9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357cm" svg:x="6cm" svg:y="75.35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0" draw:layer="ConfigLayout" svg:width="6.212cm" svg:height="0.358cm" svg:x="7.988cm" svg:y="75.355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" draw:text-style-name="P10" draw:layer="ConfigLayout" svg:width="8.2cm" svg:height="0.358cm" svg:x="6cm" svg:y="75.71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6" draw:text-style-name="P10" draw:layer="ConfigLayout" svg:width="2.734cm" svg:height="0.358cm" svg:x="11.466cm" svg:y="76.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4cm" svg:height="0.358cm" svg:x="6cm" svg:y="76.43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2.732cm" svg:height="0.358cm" svg:x="8.734cm" svg:y="76.43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9" draw:text-style-name="P10" draw:layer="ConfigLayout" svg:width="2.734cm" svg:height="0.357cm" svg:x="11.466cm" svg:y="76.0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2.734cm" svg:height="0.357cm" svg:x="6cm" svg:y="76.07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10" draw:layer="ConfigLayout" svg:width="2.732cm" svg:height="0.357cm" svg:x="8.734cm" svg:y="76.07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2" draw:text-style-name="P10" draw:layer="ConfigLayout" svg:width="0.309cm" svg:height="3.812cm" svg:x="13.891cm" svg:y="76.7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10" draw:layer="ConfigLayout" svg:width="0.867cm" svg:height="3.812cm" svg:x="6cm" svg:y="76.788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10" draw:layer="ConfigLayout" svg:width="7.024cm" svg:height="3.812cm" svg:x="6.867cm" svg:y="76.788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,</text:span></text:p>
                <text:p text:style-name="P9"><text:span text:style-name="T4">VelocityGainReorg^Parameters,AccelGainReorg^Parameters,</text:span></text:p>
                <text:p text:style-name="P9"><text:span text:style-name="T4">TargetReorg^Parameters,VelocitySmooth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7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7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7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2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2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2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2.4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2.4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0.2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51.4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2.4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2.4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50.2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8cm" svg:y1="45.698cm" svg:x2="51cm" svg:y2="45.65cm" draw:start-shape="id47" draw:start-glue-point="4" draw:end-shape="id165" draw:end-glue-point="6" svg:d="M48398 45698l2602-48" svg:viewBox="0 0 2603 49">
          <text:p text:style-name="P9"><text:span text:style-name="T4">Parameter</text:span></text:p>
        </draw:connector>
        <draw:connector draw:style-name="gr12" draw:text-style-name="P7" draw:layer="ConfigLayout" draw:type="line" svg:x1="51.85cm" svg:y1="42.9cm" svg:x2="51.25cm" svg:y2="45.4cm" draw:start-shape="id166" draw:start-glue-point="2" draw:end-shape="id165" draw:end-glue-point="4" svg:d="M51850 42900l-600 2500" svg:viewBox="0 0 601 2501">
          <text:p/>
        </draw:connector>
        <draw:connector draw:style-name="gr15" draw:text-style-name="P10" draw:layer="ConfigLayout" draw:type="curve" svg:x1="52.651cm" svg:y1="80.901cm" svg:x2="51.25cm" svg:y2="45.9cm" draw:start-shape="id159" draw:start-glue-point="4" draw:end-shape="id165" draw:end-glue-point="8" svg:d="M52651 80901c0-26250-1401-8750-1401-35001" svg:viewBox="0 0 1402 35002">
          <text:p text:style-name="P9"><text:span text:style-name="T4">Error</text:span></text:p>
        </draw:connector>
        <draw:connector draw:style-name="gr15" draw:text-style-name="P10" draw:layer="ConfigLayout" draw:type="curve" svg:x1="52.651cm" svg:y1="80.901cm" svg:x2="65.05cm" svg:y2="57.6cm" draw:start-shape="id159" draw:start-glue-point="4" draw:end-shape="id164" draw:end-glue-point="8" svg:d="M52651 80901c0-17475 12399-5825 12399-23301" svg:viewBox="0 0 12400 23302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8" draw:id="id168" draw:layer="ConfigLayout" svg:width="0.5cm" svg:height="0.5cm" svg:x="36.503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67" draw:id="id167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9.5cm" svg:y1="108.849cm" svg:x2="36.503cm" svg:y2="107.953cm" draw:start-shape="id167" draw:start-glue-point="1" draw:end-shape="id168" draw:end-glue-point="6" svg:d="M29500 108849l7003-896" svg:viewBox="0 0 7004 897">
          <text:p/>
        </draw:connector>
        <draw:connector draw:style-name="gr13" draw:text-style-name="P10" draw:layer="ConfigLayout" draw:type="line" svg:x1="39.201cm" svg:y1="107.199cm" svg:x2="37.003cm" svg:y2="107.953cm" draw:start-shape="id2" draw:start-glue-point="6" draw:end-shape="id168" draw:end-glue-point="10" svg:d="M39201 107199l-2198 754" svg:viewBox="0 0 2199 755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36.93cm" svg:y2="108.13cm" draw:start-shape="id2" draw:start-glue-point="4" draw:end-shape="id168" draw:end-glue-point="9" svg:d="M49298 107198c0 622-4122 932-12368 932" svg:viewBox="0 0 12369 933">
          <text:p text:style-name="P9"><text:span text:style-name="T4">Update</text:span></text:p>
        </draw:connector>
        <draw:connector draw:style-name="gr15" draw:text-style-name="P10" draw:layer="ConfigLayout" draw:type="curve" svg:x1="52.651cm" svg:y1="81.401cm" svg:x2="36.753cm" svg:y2="107.703cm" draw:start-shape="id159" draw:start-glue-point="8" draw:end-shape="id168" draw:end-glue-point="4" svg:d="M52651 81401c0 19728-15898 6577-15898 26302" svg:viewBox="0 0 15899 26303">
          <text:p text:style-name="P9"><text:span text:style-name="T4">Error</text:span></text:p>
        </draw:connector>
        <draw:g xml:id="id170" draw:id="id170">
          <draw:g>
            <draw:custom-shape draw:style-name="gr16" draw:text-style-name="P10" draw:layer="ConfigLayout" svg:width="0.8cm" svg:height="0.3cm" svg:x="55cm" svg:y="8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8cm" svg:y="82.998cm">
              <text:p text:style-name="P9"><text:span text:style-name="T4">VelocitySmooth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5cm" svg:y="83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8cm" svg:y="83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cm" svg:y="83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7.2cm" svg:y="84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7.2cm" svg:y="8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5cm" svg:y="83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56.2cm" svg:y="83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7.2cm" svg:y="8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7.2cm" svg:y="8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55cm" svg:y="85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5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5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9" draw:id="id169" draw:layer="ConfigLayout" svg:width="0.5cm" svg:height="0.5cm" svg:x="54.3cm" svg:y="8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2.828cm" svg:y1="81.328cm" svg:x2="54.373cm" svg:y2="81.773cm" draw:start-shape="id159" draw:start-glue-point="9" draw:end-shape="id169" draw:end-glue-point="5" svg:d="M52828 81328l1545 445" svg:viewBox="0 0 1546 446">
          <text:p text:style-name="P9"><text:span text:style-name="T7">Error</text:span></text:p>
        </draw:connector>
        <draw:connector draw:style-name="gr12" draw:text-style-name="P7" draw:layer="ConfigLayout" draw:type="line" svg:x1="56.65cm" svg:y1="82.998cm" svg:x2="54.727cm" svg:y2="82.127cm" draw:start-shape="id170" draw:end-shape="id169" draw:end-glue-point="9" svg:d="M56650 82998l-1923-871" svg:viewBox="0 0 1924 872">
          <text:p/>
        </draw:connector>
        <draw:connector draw:style-name="gr15" draw:text-style-name="P10" draw:layer="ConfigLayout" draw:type="curve" svg:x1="49.298cm" svg:y1="107.198cm" svg:x2="54.55cm" svg:y2="82.2cm" draw:start-shape="id2" draw:start-glue-point="4" draw:end-shape="id169" draw:end-glue-point="8" svg:d="M49298 107198c3502 0 5252-8332 5252-24998" svg:viewBox="0 0 5253 24999">
          <text:p text:style-name="P9"><text:span text:style-name="T4">Updat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5-03T13:35:28.405000000</dc:date>
    <meta:editing-duration>P2DT5H53M38S</meta:editing-duration>
    <meta:editing-cycles>285</meta:editing-cycles>
    <meta:document-statistic meta:object-count="2062"/>
  </office:meta>
</office:document-meta>
</file>